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bold"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bold"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bold"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bold"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bold"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2.00pt" fo:font-weight="bold"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bold"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bold"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bold"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bold"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bold"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bold"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2.00pt" fo:font-weight="bold"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2.00pt" fo:font-weight="bold"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2.00pt" fo:font-weight="bold"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2.00pt" fo:font-weight="bold"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bold"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bold" fo:font-family="Calibri" style:font-family-asian="Calibri" style:font-family-complex="Calibri" fo:background-color="transparent" style:use-window-font-color="true"/>
    </style:style>
    <style:style style:name="T92" style:family="text">
      <style:text-properties fo:font-size="12.00pt" fo:font-weight="normal" fo:font-family="Calibri" style:font-family-asian="Calibri" style:font-family-complex="Calibri" fo:background-color="transparent" style:use-window-font-color="true"/>
    </style:style>
    <style:style style:name="T93" style:family="text">
      <style:text-properties fo:font-size="12.00pt" fo:font-weight="bold"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bold" fo:font-family="Calibri" style:font-family-asian="Calibri" style:font-family-complex="Calibri"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bold"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bold"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2.00pt" fo:font-weight="bold"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bold"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2.00pt" fo:font-weight="bold" fo:font-family="Calibri" style:font-family-asian="Calibri" style:font-family-complex="Calibri" fo:background-color="transparent" style:use-window-font-color="true"/>
    </style:style>
    <style:style style:name="T106" style:family="text">
      <style:text-properties fo:font-size="12.00pt" fo:font-weight="normal" fo:font-family="Calibri" style:font-family-asian="Calibri" style:font-family-complex="Calibri" fo:background-color="transparent" style:use-window-font-color="true"/>
    </style:style>
    <style:style style:name="T107" style:family="text">
      <style:text-properties fo:font-size="12.00pt" fo:font-weight="bold"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bold" fo:font-family="Calibri" style:font-family-asian="Calibri" style:font-family-complex="Calibri" fo:background-color="transparent" style:use-window-font-color="true"/>
    </style:style>
    <style:style style:name="T110" style:family="text">
      <style:text-properties fo:font-size="12.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bold" fo:font-family="Calibri" style:font-family-asian="Calibri" style:font-family-complex="Calibri" fo:background-color="transparent" style:use-window-font-color="true"/>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2.00pt" fo:font-weight="bold" fo:font-family="Calibri" style:font-family-asian="Calibri" style:font-family-complex="Calibri" fo:background-color="transparent" style:use-window-font-color="true"/>
    </style:style>
    <style:style style:name="T115" style:family="text">
      <style:text-properties fo:font-size="12.00pt" fo:font-weight="normal" fo:font-family="Calibri" style:font-family-asian="Calibri" style:font-family-complex="Calibri" fo:background-color="transparent" style:use-window-font-color="true"/>
    </style:style>
    <style:style style:name="T116" style:family="text">
      <style:text-properties fo:font-size="12.00pt" fo:font-weight="bold" fo:font-family="Calibri" style:font-family-asian="Calibri" style:font-family-complex="Calibri" fo:background-color="transparent" style:use-window-font-color="true"/>
    </style:style>
    <style:style style:name="T117" style:family="text">
      <style:text-properties fo:font-size="12.00pt" fo:font-weight="normal" fo:font-family="Calibri" style:font-family-asian="Calibri" style:font-family-complex="Calibri" fo:background-color="transparent" style:use-window-font-color="true"/>
    </style:style>
    <style:style style:name="T118" style:family="text">
      <style:text-properties fo:font-size="12.00pt" fo:font-weight="bold" fo:font-family="Calibri" style:font-family-asian="Calibri" style:font-family-complex="Calibri"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2.00pt" fo:font-weight="bold" fo:font-family="Calibri" style:font-family-asian="Calibri" style:font-family-complex="Calibri" fo:background-color="transparent" style:use-window-font-color="true"/>
    </style:style>
    <style:style style:name="T121" style:family="text">
      <style:text-properties fo:font-size="12.00pt" fo:font-weight="normal" fo:font-family="Calibri" style:font-family-asian="Calibri" style:font-family-complex="Calibri" fo:background-color="transparent" style:use-window-font-color="true"/>
    </style:style>
    <style:style style:name="T122" style:family="text">
      <style:text-properties fo:font-size="12.00pt" fo:font-weight="bold" fo:font-family="Calibri" style:font-family-asian="Calibri" style:font-family-complex="Calibri" fo:background-color="transparent" style:use-window-font-color="true"/>
    </style:style>
    <style:style style:name="T123" style:family="text">
      <style:text-properties fo:font-size="12.00pt" fo:font-weight="normal" fo:font-family="Calibri" style:font-family-asian="Calibri" style:font-family-complex="Calibri" fo:background-color="transparent" style:use-window-font-color="true"/>
    </style:style>
    <style:style style:name="T124" style:family="text">
      <style:text-properties fo:font-size="12.00pt" fo:font-weight="bold" fo:font-family="Calibri" style:font-family-asian="Calibri" style:font-family-complex="Calibri" fo:background-color="transparent" style:use-window-font-color="true"/>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2.00pt" fo:font-weight="bold" fo:font-family="Calibri" style:font-family-asian="Calibri" style:font-family-complex="Calibri" fo:background-color="transparent" style:use-window-font-color="true"/>
    </style:style>
    <style:style style:name="T127" style:family="text">
      <style:text-properties fo:font-size="12.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bold" fo:font-family="Calibri" style:font-family-asian="Calibri" style:font-family-complex="Calibri" fo:background-color="transparent" style:use-window-font-color="true"/>
    </style:style>
    <style:style style:name="T130" style:family="text">
      <style:text-properties fo:font-size="12.00pt" fo:font-weight="normal" fo:font-family="Calibri" style:font-family-asian="Calibri" style:font-family-complex="Calibri" fo:background-color="transparent" style:use-window-font-color="true"/>
    </style:style>
    <style:style style:name="T131" style:family="text">
      <style:text-properties fo:font-size="12.00pt" fo:font-weight="bold" fo:font-family="Calibri" style:font-family-asian="Calibri" style:font-family-complex="Calibri" fo:background-color="transparent" style:use-window-font-color="true"/>
    </style:style>
    <style:style style:name="T132" style:family="text">
      <style:text-properties fo:font-size="12.00pt" fo:font-weight="normal" fo:font-family="Calibri" style:font-family-asian="Calibri" style:font-family-complex="Calibri" fo:background-color="transparent" style:use-window-font-color="true"/>
    </style:style>
    <style:style style:name="T133" style:family="text">
      <style:text-properties fo:font-size="12.00pt" fo:font-weight="bold" fo:font-family="Calibri" style:font-family-asian="Calibri" style:font-family-complex="Calibri" fo:background-color="transparent" style:use-window-font-color="true"/>
    </style:style>
    <style:style style:name="T134" style:family="text">
      <style:text-properties fo:font-size="12.00pt" fo:font-weight="normal" fo:font-family="Calibri" style:font-family-asian="Calibri" style:font-family-complex="Calibri" fo:background-color="transparent" style:use-window-font-color="true"/>
    </style:style>
    <style:style style:name="T135" style:family="text">
      <style:text-properties fo:font-size="12.00pt" fo:font-weight="bold" fo:font-family="Calibri" style:font-family-asian="Calibri" style:font-family-complex="Calibri" fo:background-color="transparent" style:use-window-font-color="true"/>
    </style:style>
    <style:style style:name="T136" style:family="text">
      <style:text-properties fo:font-size="12.00pt" fo:font-weight="normal" fo:font-family="Calibri" style:font-family-asian="Calibri" style:font-family-complex="Calibri" fo:background-color="transparent" style:use-window-font-color="true"/>
    </style:style>
    <style:style style:name="T137" style:family="text">
      <style:text-properties fo:font-size="12.00pt" fo:font-weight="bold" fo:font-family="Calibri" style:font-family-asian="Calibri" style:font-family-complex="Calibri" fo:background-color="transparent" style:use-window-font-color="true"/>
    </style:style>
    <style:style style:name="T138" style:family="text">
      <style:text-properties fo:font-size="12.00pt" fo:font-weight="normal" fo:font-family="Calibri" style:font-family-asian="Calibri" style:font-family-complex="Calibri" fo:background-color="transparent" style:use-window-font-color="true"/>
    </style:style>
    <style:style style:name="T139" style:family="text">
      <style:text-properties fo:font-size="12.00pt" fo:font-weight="bold" fo:font-family="Calibri" style:font-family-asian="Calibri" style:font-family-complex="Calibri" fo:background-color="transparent" style:use-window-font-color="true"/>
    </style:style>
    <style:style style:name="T140" style:family="text">
      <style:text-properties fo:font-size="12.00pt" fo:font-weight="normal" fo:font-family="Calibri" style:font-family-asian="Calibri" style:font-family-complex="Calibri" fo:background-color="transparent" style:use-window-font-color="true"/>
    </style:style>
    <style:style style:name="T141" style:family="text">
      <style:text-properties fo:font-size="12.00pt" fo:font-weight="bold" fo:font-family="Calibri" style:font-family-asian="Calibri" style:font-family-complex="Calibri" fo:background-color="transparent" style:use-window-font-color="true"/>
    </style:style>
    <style:style style:name="T142" style:family="text">
      <style:text-properties fo:font-size="12.00pt" fo:font-weight="normal" fo:font-family="Calibri" style:font-family-asian="Calibri" style:font-family-complex="Calibri" fo:background-color="transparent" style:use-window-font-color="true"/>
    </style:style>
    <style:style style:name="T143" style:family="text">
      <style:text-properties fo:font-size="12.00pt" fo:font-weight="bold" fo:font-family="Calibri" style:font-family-asian="Calibri" style:font-family-complex="Calibri" fo:background-color="transparent" style:use-window-font-color="true"/>
    </style:style>
    <style:style style:name="T144" style:family="text">
      <style:text-properties fo:font-size="12.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bold" fo:font-family="Calibri" style:font-family-asian="Calibri" style:font-family-complex="Calibri" fo:background-color="transparent" style:use-window-font-color="true"/>
    </style:style>
    <style:style style:name="T147" style:family="text">
      <style:text-properties fo:font-size="12.00pt" fo:font-weight="normal" fo:font-family="Calibri" style:font-family-asian="Calibri" style:font-family-complex="Calibri" fo:background-color="transparent" style:use-window-font-color="true"/>
    </style:style>
    <style:style style:name="T148" style:family="text">
      <style:text-properties fo:font-size="12.00pt" fo:font-weight="bold" fo:font-family="Calibri" style:font-family-asian="Calibri" style:font-family-complex="Calibri" fo:background-color="transparent" style:use-window-font-color="true"/>
    </style:style>
    <style:style style:name="T149" style:family="text">
      <style:text-properties fo:font-size="12.00pt" fo:font-weight="normal" fo:font-family="Calibri" style:font-family-asian="Calibri" style:font-family-complex="Calibri" fo:background-color="transparent" style:use-window-font-color="true"/>
    </style:style>
    <style:style style:name="T150" style:family="text">
      <style:text-properties fo:font-size="12.00pt" fo:font-weight="bold" fo:font-family="Calibri" style:font-family-asian="Calibri" style:font-family-complex="Calibri" fo:background-color="transparent" style:use-window-font-color="true"/>
    </style:style>
    <style:style style:name="T151" style:family="text">
      <style:text-properties fo:font-size="12.00pt" fo:font-weight="normal" fo:font-family="Calibri" style:font-family-asian="Calibri" style:font-family-complex="Calibri" fo:background-color="transparent" style:use-window-font-color="true"/>
    </style:style>
    <style:style style:name="T152" style:family="text">
      <style:text-properties fo:font-size="12.00pt" fo:font-weight="bold" fo:font-family="Calibri" style:font-family-asian="Calibri" style:font-family-complex="Calibri" fo:background-color="transparent" style:use-window-font-color="true"/>
    </style:style>
    <style:style style:name="T153" style:family="text">
      <style:text-properties fo:font-size="12.00pt" fo:font-weight="normal" fo:font-family="Calibri" style:font-family-asian="Calibri" style:font-family-complex="Calibri" fo:background-color="transparent" style:use-window-font-color="true"/>
    </style:style>
    <style:style style:name="T154" style:family="text">
      <style:text-properties fo:font-size="12.00pt" fo:font-weight="bold" fo:font-family="Calibri" style:font-family-asian="Calibri" style:font-family-complex="Calibri" fo:background-color="transparent" style:use-window-font-color="true"/>
    </style:style>
    <style:style style:name="T155" style:family="text">
      <style:text-properties fo:font-size="12.00pt" fo:font-weight="normal" fo:font-family="Calibri" style:font-family-asian="Calibri" style:font-family-complex="Calibri" fo:background-color="transparent" style:use-window-font-color="true"/>
    </style:style>
    <style:style style:name="T156" style:family="text">
      <style:text-properties fo:font-size="12.00pt" fo:font-weight="bold" fo:font-family="Calibri" style:font-family-asian="Calibri" style:font-family-complex="Calibri" fo:background-color="transparent" style:use-window-font-color="true"/>
    </style:style>
    <style:style style:name="T157" style:family="text">
      <style:text-properties fo:font-size="12.00pt" fo:font-weight="normal" fo:font-family="Calibri" style:font-family-asian="Calibri" style:font-family-complex="Calibri" fo:background-color="transparent" style:use-window-font-color="true"/>
    </style:style>
    <style:style style:name="T158" style:family="text">
      <style:text-properties fo:font-size="12.00pt" fo:font-weight="bold" fo:font-family="Calibri" style:font-family-asian="Calibri" style:font-family-complex="Calibri" fo:background-color="transparent" style:use-window-font-color="true"/>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2.00pt" fo:font-weight="bold" fo:font-family="Calibri" style:font-family-asian="Calibri" style:font-family-complex="Calibri" fo:background-color="transparent" style:use-window-font-color="true"/>
    </style:style>
    <style:style style:name="T161" style:family="text">
      <style:text-properties fo:font-size="12.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bold" fo:font-family="Calibri" style:font-family-asian="Calibri" style:font-family-complex="Calibri" fo:background-color="transparent" style:use-window-font-color="true"/>
    </style:style>
    <style:style style:name="T164" style:family="text">
      <style:text-properties fo:font-size="12.00pt" fo:font-weight="normal" fo:font-family="Calibri" style:font-family-asian="Calibri" style:font-family-complex="Calibri" fo:background-color="transparent" style:use-window-font-color="true"/>
    </style:style>
    <style:style style:name="T165" style:family="text">
      <style:text-properties fo:font-size="12.00pt" fo:font-weight="bold" fo:font-family="Calibri" style:font-family-asian="Calibri" style:font-family-complex="Calibri" fo:background-color="transparent" style:use-window-font-color="true"/>
    </style:style>
    <style:style style:name="T166" style:family="text">
      <style:text-properties fo:font-size="12.00pt" fo:font-weight="normal" fo:font-family="Calibri" style:font-family-asian="Calibri" style:font-family-complex="Calibri" fo:background-color="transparent" style:use-window-font-color="true"/>
    </style:style>
    <style:style style:name="T167" style:family="text">
      <style:text-properties fo:font-size="12.00pt" fo:font-weight="bold" fo:font-family="Calibri" style:font-family-asian="Calibri" style:font-family-complex="Calibri" fo:background-color="transparent" style:use-window-font-color="true"/>
    </style:style>
    <style:style style:name="T168" style:family="text">
      <style:text-properties fo:font-size="12.00pt" fo:font-weight="normal" fo:font-family="Calibri" style:font-family-asian="Calibri" style:font-family-complex="Calibri" fo:background-color="transparent" style:use-window-font-color="true"/>
    </style:style>
    <style:style style:name="T169" style:family="text">
      <style:text-properties fo:font-size="12.00pt" fo:font-weight="bold" fo:font-family="Calibri" style:font-family-asian="Calibri" style:font-family-complex="Calibri" fo:background-color="transparent" style:use-window-font-color="true"/>
    </style:style>
    <style:style style:name="T170" style:family="text">
      <style:text-properties fo:font-size="12.00pt" fo:font-weight="normal" fo:font-family="Calibri" style:font-family-asian="Calibri" style:font-family-complex="Calibri" fo:background-color="transparent" style:use-window-font-color="true"/>
    </style:style>
    <style:style style:name="T171" style:family="text">
      <style:text-properties fo:font-size="12.00pt" fo:font-weight="normal" fo:font-family="Wingdings" style:font-family-asian="Wingdings" style:font-family-complex="Wingdings" fo:background-color="transparent" style:use-window-font-color="true"/>
    </style:style>
    <style:style style:name="T172" style:family="text">
      <style:text-properties fo:font-size="12.00pt" fo:font-weight="normal" fo:font-family="Calibri" style:font-family-asian="Calibri" style:font-family-complex="Calibri" fo:background-color="transparent" style:use-window-font-color="true"/>
    </style:style>
    <style:style style:name="T173" style:family="text">
      <style:text-properties fo:font-size="12.00pt" fo:font-weight="normal" fo:font-family="Wingdings" style:font-family-asian="Wingdings" style:font-family-complex="Wingdings" fo:background-color="transparent" style:use-window-font-color="true"/>
    </style:style>
    <style:style style:name="T174" style:family="text">
      <style:text-properties fo:font-size="12.00pt" fo:font-weight="normal" fo:font-family="Calibri" style:font-family-asian="Calibri" style:font-family-complex="Calibri" fo:background-color="transparent" style:use-window-font-color="true"/>
    </style:style>
    <style:style style:name="T175" style:family="text">
      <style:text-properties fo:font-size="12.00pt" fo:font-weight="normal" fo:font-family="Wingdings" style:font-family-asian="Wingdings" style:font-family-complex="Wingdings" fo:background-color="transparent" style:use-window-font-color="true"/>
    </style:style>
    <style:style style:name="T176" style:family="text">
      <style:text-properties fo:font-size="12.00pt" fo:font-weight="normal" fo:font-family="Calibri" style:font-family-asian="Calibri" style:font-family-complex="Calibri" fo:background-color="transparent" style:use-window-font-color="true"/>
    </style:style>
    <style:style style:name="T177" style:family="text">
      <style:text-properties fo:font-size="12.00pt" fo:font-weight="normal" fo:font-family="Wingdings" style:font-family-asian="Wingdings" style:font-family-complex="Wingdings" fo:background-color="transparent" style:use-window-font-color="true"/>
    </style:style>
    <style:style style:name="T178" style:family="text">
      <style:text-properties fo:font-size="12.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top="12.00pt" fo:margin-bottom="12.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fo:margin-top="12.00pt"/>
    </style:style>
    <style:style style:name="P3" style:family="paragraph">
      <style:paragraph-properties fo:line-height="100.00%" fo:text-align="left" fo:margin-left="-18.00pt" fo:text-indent="18.00pt"/>
    </style:style>
    <style:style style:name="P4" style:family="paragraph">
      <style:paragraph-properties fo:line-height="100.00%" fo:text-align="left" fo:margin-left="-18.00pt" fo:text-indent="18.00pt" fo:margin-bottom="6.00pt"/>
    </style:style>
    <style:style style:name="P5" style:family="paragraph">
      <style:paragraph-properties fo:line-height="100.00%" fo:text-align="left" fo:margin-left="-18.00pt" fo:text-indent="18.00pt"/>
    </style:style>
    <style:style style:name="P6" style:family="paragraph">
      <style:paragraph-properties fo:line-height="100.00%" fo:text-align="left" fo:margin-left="-18.00pt" fo:text-indent="18.00pt" fo:margin-top="12.00pt"/>
    </style:style>
    <style:style style:name="P7" style:family="paragraph">
      <style:paragraph-properties fo:line-height="100.00%" fo:text-align="left" fo:margin-left="-18.00pt" fo:text-indent="18.00pt"/>
    </style:style>
    <style:style style:name="P8" style:family="paragraph">
      <style:paragraph-properties fo:line-height="100.00%" fo:text-align="left" fo:margin-left="18.00pt" fo:text-indent="18.00pt" fo:margin-top="12.00pt"/>
    </style:style>
    <style:style style:name="P9" style:family="paragraph">
      <style:paragraph-properties fo:line-height="100.00%" fo:text-align="left" fo:margin-left="18.00pt" fo:text-indent="18.00pt" fo:margin-top="12.00pt" fo:margin-bottom="12.00pt"/>
    </style:style>
    <style:style style:name="P10" style:family="paragraph">
      <style:paragraph-properties fo:line-height="115.00%" fo:text-align="left" fo:margin-top="12.00pt" fo:margin-bottom="12.00pt"/>
    </style:style>
    <style:style style:name="P11" style:family="paragraph">
      <style:paragraph-properties fo:line-height="115.00%" fo:text-align="left" fo:margin-left="18.00pt" fo:text-indent="0.00pt" fo:margin-top="12.00pt" fo:margin-bottom="12.00pt"/>
    </style:style>
    <style:style style:name="P12" style:family="paragraph">
      <style:paragraph-properties fo:line-height="115.00%" fo:text-align="left" fo:margin-top="12.00pt" fo:margin-bottom="12.00pt"/>
    </style:style>
    <style:style style:name="P13" style:family="paragraph">
      <style:paragraph-properties fo:line-height="115.00%" fo:text-align="left" fo:margin-left="18.00pt" fo:text-indent="0.00pt" fo:margin-top="12.00pt" fo:margin-bottom="12.00pt"/>
    </style:style>
    <style:style style:name="P14" style:family="paragraph">
      <style:paragraph-properties fo:line-height="115.00%" fo:text-align="left" fo:margin-top="12.00pt" fo:margin-bottom="12.00pt"/>
    </style:style>
    <style:style style:name="P15" style:family="paragraph">
      <style:paragraph-properties fo:line-height="115.00%" fo:text-align="left" fo:margin-left="18.00pt" fo:text-indent="0.00pt" fo:margin-top="12.00pt" fo:margin-bottom="12.00pt"/>
    </style:style>
    <style:style style:name="P16" style:family="paragraph">
      <style:paragraph-properties fo:line-height="115.00%" fo:text-align="left" fo:margin-top="12.00pt" fo:margin-bottom="12.00pt"/>
    </style:style>
    <style:style style:name="P17" style:family="paragraph">
      <style:paragraph-properties fo:line-height="115.00%" fo:text-align="left" fo:margin-left="18.00pt" fo:text-indent="0.00pt" fo:margin-top="12.00pt" fo:margin-bottom="12.00pt"/>
    </style:style>
    <style:style style:name="P18" style:family="paragraph">
      <style:paragraph-properties fo:line-height="115.00%" fo:text-align="left" fo:margin-top="12.00pt" fo:margin-bottom="12.00pt"/>
    </style:style>
    <style:style style:name="P19" style:family="paragraph">
      <style:paragraph-properties fo:line-height="115.00%" fo:text-align="left" fo:margin-left="18.00pt" fo:text-indent="0.00pt" fo:margin-top="12.00pt" fo:margin-bottom="12.00pt"/>
    </style:style>
    <style:style style:name="P20" style:family="paragraph">
      <style:paragraph-properties fo:line-height="115.00%" fo:text-align="left" fo:margin-top="12.00pt" fo:margin-bottom="12.00pt"/>
    </style:style>
    <style:style style:name="P21" style:family="paragraph">
      <style:paragraph-properties fo:line-height="115.00%" fo:text-align="left" fo:margin-left="18.00pt" fo:text-indent="0.00pt" fo:margin-top="12.00pt" fo:margin-bottom="12.00pt"/>
    </style:style>
    <style:style style:name="P22" style:family="paragraph">
      <style:paragraph-properties fo:line-height="115.00%" fo:text-align="left" fo:margin-top="12.00pt" fo:margin-bottom="12.00pt"/>
    </style:style>
    <style:style style:name="P23" style:family="paragraph">
      <style:paragraph-properties fo:line-height="115.00%" fo:text-align="left" fo:margin-left="18.00pt" fo:text-indent="0.00pt" fo:margin-top="12.00pt" fo:margin-bottom="12.00pt"/>
    </style:style>
    <style:style style:name="P24" style:family="paragraph">
      <style:paragraph-properties fo:line-height="115.00%" fo:text-align="left" fo:margin-top="12.00pt" fo:margin-bottom="12.00pt"/>
    </style:style>
    <style:style style:name="P25" style:family="paragraph">
      <style:paragraph-properties fo:line-height="115.00%" fo:text-align="left"/>
    </style:style>
    <style:style style:name="P26" style:family="paragraph">
      <style:paragraph-properties fo:line-height="115.00%" fo:text-align="left" fo:margin-top="12.00pt" fo:margin-bottom="12.00pt"/>
    </style:style>
    <style:style style:name="P27" style:family="paragraph">
      <style:paragraph-properties fo:line-height="115.00%" fo:text-align="left" fo:margin-left="18.00pt" fo:text-indent="0.00pt" fo:margin-top="12.00pt" fo:margin-bottom="12.00pt"/>
    </style:style>
    <style:style style:name="P28" style:family="paragraph">
      <style:paragraph-properties fo:line-height="115.00%" fo:text-align="left" fo:margin-top="12.00pt" fo:margin-bottom="12.00pt"/>
    </style:style>
    <style:style style:name="P29" style:family="paragraph">
      <style:paragraph-properties fo:line-height="115.00%" fo:text-align="left" fo:margin-left="18.00pt" fo:text-indent="0.00pt" fo:margin-top="12.00pt" fo:margin-bottom="12.00pt"/>
    </style:style>
    <style:style style:name="P30" style:family="paragraph">
      <style:paragraph-properties fo:line-height="115.00%" fo:text-align="left" fo:margin-top="12.00pt" fo:margin-bottom="12.00pt"/>
    </style:style>
    <style:style style:name="P31" style:family="paragraph">
      <style:paragraph-properties fo:line-height="115.00%" fo:text-align="left" fo:margin-left="18.00pt" fo:text-indent="0.00pt" fo:margin-top="12.00pt" fo:margin-bottom="12.00pt"/>
    </style:style>
    <text:list-style style:name="L32">
      <text:list-level-style-bullet text:level="1" text:bullet-char="•">
        <style:list-level-properties text:space-before="0.00pt" text:min-label-width="18.00pt"/>
        <style:text-properties fo:font-family="Symbol"/>
      </text:list-level-style-bullet>
    </text:list-style>
    <style:style style:name="P32" style:family="paragraph">
      <style:paragraph-properties fo:line-height="115.00%" fo:text-align="left" fo:margin-left="-18.00pt" fo:text-indent="18.00pt" fo:margin-top="12.00pt"/>
    </style:style>
    <style:style style:name="P33" style:family="paragraph">
      <style:paragraph-properties fo:line-height="115.00%" fo:text-align="left" fo:margin-left="-18.00pt" fo:text-indent="18.00pt"/>
    </style:style>
    <style:style style:name="P34" style:family="paragraph">
      <style:paragraph-properties fo:line-height="115.00%" fo:text-align="left" fo:margin-left="-18.00pt" fo:text-indent="18.00pt" fo:margin-bottom="12.00pt"/>
    </style:style>
    <style:style style:name="P35" style:family="paragraph">
      <style:paragraph-properties fo:line-height="115.00%" fo:text-align="left" fo:margin-top="12.00pt" fo:margin-bottom="12.00pt"/>
    </style:style>
    <style:style style:name="P36" style:family="paragraph">
      <style:paragraph-properties fo:line-height="115.00%" fo:text-align="left"/>
    </style:style>
    <style:style style:name="P37" style:family="paragraph">
      <style:paragraph-properties fo:line-height="115.00%" fo:text-align="left" fo:margin-top="12.00pt" fo:margin-bottom="12.00pt"/>
    </style:style>
    <style:style style:name="P38" style:family="paragraph">
      <style:paragraph-properties fo:line-height="115.00%" fo:text-align="left" fo:margin-left="18.00pt" fo:text-indent="0.00pt" fo:margin-top="12.00pt" fo:margin-bottom="12.00pt"/>
    </style:style>
    <style:style style:name="P39" style:family="paragraph">
      <style:paragraph-properties fo:line-height="115.00%" fo:text-align="left" fo:margin-top="12.00pt" fo:margin-bottom="12.00pt"/>
    </style:style>
    <style:style style:name="P40" style:family="paragraph">
      <style:paragraph-properties fo:line-height="115.00%" fo:text-align="left" fo:margin-left="18.00pt" fo:text-indent="0.00pt" fo:margin-top="12.00pt" fo:margin-bottom="12.00pt"/>
    </style:style>
    <style:style style:name="P41" style:family="paragraph">
      <style:paragraph-properties fo:line-height="115.00%" fo:text-align="left" fo:margin-top="12.00pt" fo:margin-bottom="12.00pt"/>
    </style:style>
    <style:style style:name="P42" style:family="paragraph">
      <style:paragraph-properties fo:line-height="115.00%" fo:text-align="left" fo:margin-left="18.00pt" fo:text-indent="0.00pt" fo:margin-top="12.00pt" fo:margin-bottom="12.00pt"/>
    </style:style>
    <style:style style:name="P43" style:family="paragraph">
      <style:paragraph-properties fo:line-height="115.00%" fo:text-align="left" fo:margin-top="12.00pt" fo:margin-bottom="12.00pt"/>
    </style:style>
    <style:style style:name="P44" style:family="paragraph">
      <style:paragraph-properties fo:line-height="115.00%" fo:text-align="left" fo:margin-left="18.00pt" fo:text-indent="0.00pt" fo:margin-top="12.00pt" fo:margin-bottom="12.00pt"/>
    </style:style>
    <style:style style:name="P45" style:family="paragraph">
      <style:paragraph-properties fo:line-height="115.00%" fo:text-align="left" fo:margin-top="12.00pt" fo:margin-bottom="12.00pt"/>
    </style:style>
    <style:style style:name="P46" style:family="paragraph">
      <style:paragraph-properties fo:line-height="115.00%" fo:text-align="left" fo:margin-left="18.00pt" fo:text-indent="0.00pt" fo:margin-top="12.00pt" fo:margin-bottom="12.00pt"/>
    </style:style>
    <style:style style:name="P47" style:family="paragraph">
      <style:paragraph-properties fo:line-height="115.00%" fo:text-align="left" fo:margin-top="12.00pt" fo:margin-bottom="12.00pt"/>
    </style:style>
    <style:style style:name="P48" style:family="paragraph">
      <style:paragraph-properties fo:line-height="115.00%" fo:text-align="left"/>
    </style:style>
    <style:style style:name="P49" style:family="paragraph">
      <style:paragraph-properties fo:line-height="115.00%" fo:text-align="left" fo:margin-top="12.00pt" fo:margin-bottom="12.00pt"/>
    </style:style>
    <style:style style:name="P50" style:family="paragraph">
      <style:paragraph-properties fo:line-height="115.00%" fo:text-align="left" fo:margin-left="18.00pt" fo:text-indent="0.00pt" fo:margin-top="12.00pt" fo:margin-bottom="12.00pt"/>
    </style:style>
    <style:style style:name="P51" style:family="paragraph">
      <style:paragraph-properties fo:line-height="115.00%" fo:text-align="left" fo:margin-top="12.00pt" fo:margin-bottom="12.00pt"/>
    </style:style>
    <style:style style:name="P52" style:family="paragraph">
      <style:paragraph-properties fo:line-height="115.00%" fo:text-align="left" fo:margin-left="18.00pt" fo:text-indent="0.00pt" fo:margin-top="12.00pt" fo:margin-bottom="12.00pt"/>
    </style:style>
    <style:style style:name="P53" style:family="paragraph">
      <style:paragraph-properties fo:line-height="115.00%" fo:text-align="left" fo:margin-top="12.00pt" fo:margin-bottom="12.00pt"/>
    </style:style>
    <style:style style:name="P54" style:family="paragraph">
      <style:paragraph-properties fo:line-height="115.00%" fo:text-align="left" fo:margin-left="18.00pt" fo:text-indent="0.00pt" fo:margin-top="12.00pt" fo:margin-bottom="12.00pt"/>
    </style:style>
    <style:style style:name="P55" style:family="paragraph">
      <style:paragraph-properties fo:line-height="115.00%" fo:text-align="left" fo:margin-top="12.00pt" fo:margin-bottom="12.00pt"/>
    </style:style>
    <style:style style:name="P56" style:family="paragraph">
      <style:paragraph-properties fo:line-height="115.00%" fo:text-align="left"/>
    </style:style>
    <style:style style:name="P57" style:family="paragraph">
      <style:paragraph-properties fo:line-height="115.00%" fo:text-align="left" fo:margin-top="12.00pt" fo:margin-bottom="12.00pt"/>
    </style:style>
    <style:style style:name="P58" style:family="paragraph">
      <style:paragraph-properties fo:line-height="115.00%" fo:text-align="left" fo:margin-left="18.00pt" fo:text-indent="0.00pt" fo:margin-top="12.00pt" fo:margin-bottom="12.00pt"/>
    </style:style>
    <style:style style:name="P59" style:family="paragraph">
      <style:paragraph-properties fo:line-height="115.00%" fo:text-align="left" fo:margin-top="12.00pt" fo:margin-bottom="12.00pt"/>
    </style:style>
    <style:style style:name="P60" style:family="paragraph">
      <style:paragraph-properties fo:line-height="115.00%" fo:text-align="left" fo:margin-left="18.00pt" fo:text-indent="0.00pt" fo:margin-top="12.00pt" fo:margin-bottom="12.00pt"/>
    </style:style>
    <style:style style:name="P61" style:family="paragraph">
      <style:paragraph-properties fo:line-height="115.00%" fo:text-align="left" fo:margin-top="12.00pt" fo:margin-bottom="12.00pt"/>
    </style:style>
    <style:style style:name="P62" style:family="paragraph">
      <style:paragraph-properties fo:line-height="115.00%" fo:text-align="left" fo:margin-left="18.00pt" fo:text-indent="0.00pt" fo:margin-top="12.00pt" fo:margin-bottom="12.00pt"/>
    </style:style>
    <style:style style:name="P63" style:family="paragraph">
      <style:paragraph-properties fo:line-height="115.00%" fo:text-align="left" fo:margin-top="12.00pt" fo:margin-bottom="12.00pt"/>
    </style:style>
    <style:style style:name="P64" style:family="paragraph">
      <style:paragraph-properties fo:line-height="115.00%" fo:text-align="left" fo:margin-left="18.00pt" fo:text-indent="0.00pt" fo:margin-top="12.00pt" fo:margin-bottom="12.00pt"/>
    </style:style>
    <style:style style:name="P65" style:family="paragraph">
      <style:paragraph-properties fo:line-height="115.00%" fo:text-align="left" fo:margin-top="12.00pt" fo:margin-bottom="12.00pt"/>
    </style:style>
    <style:style style:name="P66" style:family="paragraph">
      <style:paragraph-properties fo:line-height="115.00%" fo:text-align="left" fo:margin-left="18.00pt" fo:text-indent="0.00pt" fo:margin-top="12.00pt" fo:margin-bottom="12.00pt"/>
    </style:style>
    <style:style style:name="P67" style:family="paragraph">
      <style:paragraph-properties fo:line-height="115.00%" fo:text-align="left" fo:margin-top="12.00pt" fo:margin-bottom="12.00pt"/>
    </style:style>
    <style:style style:name="P68" style:family="paragraph">
      <style:paragraph-properties fo:line-height="115.00%" fo:text-align="left" fo:margin-left="18.00pt" fo:text-indent="0.00pt" fo:margin-top="12.00pt" fo:margin-bottom="12.00pt"/>
    </style:style>
    <style:style style:name="P69" style:family="paragraph">
      <style:paragraph-properties fo:line-height="115.00%" fo:text-align="left" fo:margin-top="12.00pt" fo:margin-bottom="12.00pt"/>
    </style:style>
    <style:style style:name="P70" style:family="paragraph">
      <style:paragraph-properties fo:line-height="115.00%" fo:text-align="left" fo:margin-left="18.00pt" fo:text-indent="0.00pt" fo:margin-top="12.00pt" fo:margin-bottom="12.00pt"/>
    </style:style>
    <style:style style:name="P71" style:family="paragraph">
      <style:paragraph-properties fo:line-height="115.00%" fo:text-align="left" fo:margin-top="12.00pt" fo:margin-bottom="12.00pt"/>
    </style:style>
    <style:style style:name="P72" style:family="paragraph">
      <style:paragraph-properties fo:line-height="115.00%" fo:text-align="left"/>
    </style:style>
    <style:style style:name="P73" style:family="paragraph">
      <style:paragraph-properties fo:line-height="115.00%" fo:text-align="left" fo:margin-top="12.00pt" fo:margin-bottom="12.00pt"/>
    </style:style>
    <style:style style:name="P74" style:family="paragraph">
      <style:paragraph-properties fo:line-height="115.00%" fo:text-align="left" fo:margin-left="18.00pt" fo:text-indent="0.00pt" fo:margin-top="12.00pt" fo:margin-bottom="12.00pt"/>
    </style:style>
    <style:style style:name="P75" style:family="paragraph">
      <style:paragraph-properties fo:line-height="115.00%" fo:text-align="left" fo:margin-top="12.00pt" fo:margin-bottom="12.00pt"/>
    </style:style>
    <style:style style:name="P76" style:family="paragraph">
      <style:paragraph-properties fo:line-height="115.00%" fo:text-align="left" fo:margin-left="18.00pt" fo:text-indent="0.00pt" fo:margin-top="12.00pt" fo:margin-bottom="12.00pt"/>
    </style:style>
    <style:style style:name="P77" style:family="paragraph">
      <style:paragraph-properties fo:line-height="115.00%" fo:text-align="left" fo:margin-top="12.00pt" fo:margin-bottom="12.00pt"/>
    </style:style>
    <style:style style:name="P78" style:family="paragraph">
      <style:paragraph-properties fo:line-height="115.00%" fo:text-align="left"/>
    </style:style>
  </office:automatic-styles>
  <office:body>
    <office:text>
      <text:p text:style-name="P1"><text:span text:style-name="T1">References:</text:span></text:p>
      <text:list text:style-name="L2">
        <text:list-item>
          <text:p text:style-name="P2"><text:span text:style-name="T2">Starbucks Wiki Page:<text:s/></text:span><text:a xlink:href="https://en.wikipedia.org/wiki/Starbucks"><text:span text:style-name="T3">https://en.wikipedia.org/wiki/Starbucks</text:span></text:a><text:span text:style-name="T4"><text:line-break/></text:span></text:p>
        </text:list-item>
        <text:list-item>
          <text:p text:style-name="P3"><text:span text:style-name="T5">Starbucks in India Wiki Page:<text:s/></text:span><text:a xlink:href="https://en.wikipedia.org/wiki/Tata_Starbucks"><text:span text:style-name="T6">https://en.wikipedia.org/wiki/Tata_Starbucks</text:span></text:a><text:span text:style-name="T7"><text:line-break/></text:span></text:p>
        </text:list-item>
        <text:list-item>
          <text:p text:style-name="P4"><text:span text:style-name="T8">Interviews and news articles:<text:tab/></text:span></text:p>
        </text:list-item>
        <text:list-item>
          <text:p text:style-name="P5"><text:a xlink:href="http://everythingexperiential.businessworld.in/article/We-need-to-look-at-marketing-as-an-experience-rather-than-a-transaction-Deepa-Krishnan-Starbucks-India/05-03-2020-185596/"><text:span text:style-name="T9">http://everythingexperiential.businessworld.in/article/We-need-to-look-at-marketing-as-an-experience-rather-than-a-transaction-Deepa-Krishnan-Starbucks-India/05-03-2020-185596/</text:span></text:a><text:span text:style-name="T10"><text:s/>(March 2020)</text:span></text:p>
        </text:list-item>
        <text:list-item>
          <text:p text:style-name="P5"><text:a xlink:href="https://www.indiatoday.in/education-today/featurephilia/story/meet-starbucks-marketing-brain-growth-india-963235-2017-03-01"><text:span text:style-name="T11">https://www.indiatoday.in/education-today/featurephilia/story/meet-starbucks-marketing-brain-growth-india-963235-2017-03-01</text:span></text:a><text:span text:style-name="T12"><text:s/>(January 2018)</text:span></text:p>
        </text:list-item>
        <text:list-item>
          <text:p text:style-name="P5"><text:a xlink:href="https://brandequity.economictimes.indiatimes.com/news/marketing/for-starbucks-india-it-is-all-about-creating-the-third-place-experience/56140266"><text:span text:style-name="T13">https://brandequity.economictimes.indiatimes.com/news/marketing/for-starbucks-india-it-is-all-about-creating-the-third-place-experience/56140266</text:span></text:a><text:span text:style-name="T14"><text:s/>(December 2016)</text:span></text:p>
        </text:list-item>
        <text:list-item>
          <text:p text:style-name="P6"><text:a xlink:href="https://stories.starbucks.com/stories/2012/starbucks-announces-beverage-innovation-using-green-coffee-extract-with-sta/"><text:span text:style-name="T15">https://stories.starbucks.com/stories/2012/starbucks-announces-beverage-innovation-using-green-coffee-extract-with-sta/</text:span></text:a><text:span text:style-name="T16"><text:line-break/></text:span></text:p>
        </text:list-item>
        <text:list-item>
          <text:p text:style-name="P7"><text:span text:style-name="T17">Starbucks India menu (without prices):<text:s/></text:span><text:a xlink:href="https://www.starbucks.in/menu-list"><text:span text:style-name="T18">https://www.starbucks.in/menu-list</text:span></text:a><text:span text:style-name="T19"><text:line-break/></text:span></text:p>
        </text:list-item>
        <text:list-item>
          <text:p text:style-name="P7"><text:span text:style-name="T20">Starbucks CP, New Delhi menu:<text:s/></text:span><text:a xlink:href="https://magicpin.in/New-Delhi/Connaught-Place-(Cp)/Restaurant/Starbucks/store/1217/menu/"><text:span text:style-name="T21">https://magicpin.in/New-Delhi/Connaught-Place-(Cp)/Restaurant/Starbucks/store/1217/menu/</text:span></text:a><text:span text:style-name="T22"><text:line-break/></text:span></text:p>
        </text:list-item>
        <text:list-item>
          <text:p text:style-name="P7"><text:span text:style-name="T23">Starbucks Corporation’s Marketing Mix (4Ps) Analysis (2019):<text:s/></text:span><text:a xlink:href="http://panmore.com/starbucks-coffee-marketing-mix-4ps-analysis"><text:span text:style-name="T24">http://panmore.com/starbucks-coffee-marketing-mix-4ps-analysis</text:span></text:a><text:span text:style-name="T25"><text:line-break/></text:span></text:p>
        </text:list-item>
        <text:list-item>
          <text:p text:style-name="P7"><text:span text:style-name="T26">Starbucks India Marketing Strategy (2016):<text:s/></text:span><text:a xlink:href="https://www.slideshare.net/Rjrockzcool/starbucks-india-marketing-strategy"><text:span text:style-name="T27">https://www.slideshare.net/Rjrockzcool/starbucks-india-marketing-strategy</text:span></text:a><text:span text:style-name="T28"><text:s/><text:line-break/></text:span></text:p>
        </text:list-item>
        <text:list-item>
          <text:p text:style-name="P7"><text:span text:style-name="T28">Entry of Starbucks in Indian Market (2016):<text:s/></text:span><text:a xlink:href="https://www.researchgate.net/publication/316600552_Case_Study-_Entry_of_Starbucks_in_Indian_Market"><text:span text:style-name="T29">https://www.researchgate.net/publication/316600552_Case_Study-_Entry_of_Starbucks_in_Indian_Market</text:span></text:a><text:span text:style-name="T30"><text:line-break/></text:span></text:p>
        </text:list-item>
        <text:list-item>
          <text:p text:style-name="P7"><text:span text:style-name="T31">Starbucks Marketing Analysis (2015):<text:s/></text:span><text:a xlink:href="https://www.semanticscholar.org/paper/Starbucks-Marketing-Analysis-Katerina/1d21b5743764f3196cddcb95925059695dad6eeb"><text:span text:style-name="T32">https://www.semanticscholar.org/paper/Starbucks-Marketing-Analysis-Katerina/1d21b5743764f3196cddcb95925059695dad6eeb</text:span></text:a><text:span text:style-name="T33"><text:line-break/></text:span></text:p>
        </text:list-item>
        <text:list-item>
          <text:p text:style-name="P7"><text:span text:style-name="T34">Strategic Marketing: A Case Study of Starbucks (2015):<text:s/></text:span><text:a xlink:href="https://www.slideshare.net/YeeJieNg/bumkt6923grouppresentation"><text:span text:style-name="T35">https://www.slideshare.net/YeeJieNg/bumkt6923grouppresentation</text:span></text:a><text:span text:style-name="T36"><text:line-break/></text:span></text:p>
        </text:list-item>
        <text:list-item>
          <text:p text:style-name="P7"><text:span text:style-name="T37">Strategic Analysis of Starbucks Corporation (2014):<text:s/></text:span><text:a xlink:href="https://scholar.harvard.edu/files/nithingeereddy/files/starbucks_case_analysis.pdf"><text:span text:style-name="T38">https://scholar.harvard.edu/files/nithingeereddy/files/starbucks_case_analysis.pdf</text:span></text:a><text:span text:style-name="T39"><text:line-break/></text:span></text:p>
        </text:list-item>
        <text:list-item>
          <text:p text:style-name="P7"><text:span text:style-name="T40">Other links:</text:span></text:p>
        </text:list-item>
        <text:list-item>
          <text:p text:style-name="P8"><text:a xlink:href="http://science.knote.com/2014/10/28/starbucks-productivity-secrets/"><text:span text:style-name="T41">http://science.knote.com/2014/10/28/starbucks-productivity-secrets/</text:span></text:a><text:span text:style-name="T42"/></text:p>
        </text:list-item>
        <text:list-item>
          <text:p text:style-name="P9"><text:a xlink:href="http://panmore.com/starbucks-coffee-operations-management-10-decisions-areas-productivity"><text:span text:style-name="T43">http://panmore.com/starbucks-coffee-operations-management-10-decisions-areas-productivity</text:span></text:a><text:span text:style-name="T44"/></text:p>
        </text:list-item>
        <text:list-item>
          <text:p text:style-name="P9"><text:a xlink:href="https://www.businessinsider.in/retail/5-ways-Starbucks-entices-you-to-spend-more-money/articleshow/46239542.cms"><text:span text:style-name="T45">https://www.businessinsider.in/retail/5-ways-Starbucks-entices-you-to-spend-more-money/articleshow/46239542.cms</text:span></text:a><text:span text:style-name="T46"><text:s text:c="2"/></text:span></text:p>
        </text:list-item>
        <text:list-item>
          <text:p text:style-name="P9"><text:a xlink:href="https://www.business-standard.com/article/companies/starbucks-steps-up-its-india-game-116020301281_1.html"><text:span text:style-name="T47">https://www.business-standard.com/article/companies/starbucks-steps-up-its-india-game-116020301281_1.html</text:span></text:a><text:span text:style-name="T48"/></text:p>
        </text:list-item>
      </text:list>
      <text:p text:style-name="P10"><text:span text:style-name="T49">Questions on Product</text:span></text:p>
      <text:p text:style-name="P11"><text:span text:style-name="T49">Q1:</text:span><text:span text:style-name="T50"><text:s/>What is the core product of Starbucks?</text:span></text:p>
      <text:p text:style-name="P12"><text:span text:style-name="T51">A1:</text:span><text:span text:style-name="T52"><text:s/>coffee</text:span></text:p>
      <text:p text:style-name="P13"><text:span text:style-name="T53">Q2:</text:span><text:span text:style-name="T54"><text:s/>What are the actual and augmented products of Starbucks?</text:span></text:p>
      <text:p text:style-name="P14"><text:span text:style-name="T55">A2:</text:span><text:span text:style-name="T56"><text:s/>ACTUAL PRODUCT:<text:s text:c="2"/>physical goods- premium coffees and leas, sandwiches,dessers,ice - cream etc. ,Starbucks Brands</text:span></text:p>
      <text:p text:style-name="P14"><text:span text:style-name="T56">AUGUMENTED PRODUCT LEVELS: fre wireless internet, prepaid Starbucks card, in store music downloads.</text:span></text:p>
      <text:p text:style-name="P15"><text:span text:style-name="T57">Q3:</text:span><text:span text:style-name="T58"><text:s/>What are the various product categories offered by Starbucks?</text:span></text:p>
      <text:p text:style-name="P16"><text:span text:style-name="T59">A3:</text:span><text:span text:style-name="T60"><text:s/>There are two main categories:</text:span></text:p>
      <text:p text:style-name="P16"><text:span text:style-name="T60"><text:tab/> 1.Convenient Products: Frequently purchased and require minimumeffort to be purchased.</text:span></text:p>
      <text:p text:style-name="P16"><text:span text:style-name="T60"><text:tab/>2.Staple Products:Regular frequency of purchase.</text:span></text:p>
      <text:p text:style-name="P17"><text:span text:style-name="T61">Q4:</text:span><text:span text:style-name="T62"><text:s/>How has Starbucks adapted its product offering to suit the Indian market?</text:span></text:p>
      <text:p text:style-name="P18"><text:span text:style-name="T63">A4:</text:span><text:span text:style-name="T64"><text:s text:c="2"/>--- Starbucks has launched the India Estate Blend- a country specific product developed withTata Coffee. </text:span></text:p>
      <text:p text:style-name="P18"><text:span text:style-name="T64">--- They have also launched Indian Espresso Roast, which is sourced locally in agreement with Tata Coffee. </text:span></text:p>
      <text:p text:style-name="P18"><text:span text:style-name="T64">--- Starbucks has also introduced other Indian beverages like Chai Tea Latte and food offerings like Kathi Wrap etc.</text:span></text:p>
      <text:p text:style-name="P18"><text:span text:style-name="T64"><text:s/>--- Also at few places the design of the store stood out as a local theme.</text:span></text:p>
      <text:p text:style-name="P19"><text:span text:style-name="T65">Q5:</text:span><text:span text:style-name="T66"><text:s/>How has Starbucks introduced healthy products in its range?</text:span></text:p>
      <text:p text:style-name="P20"><text:span text:style-name="T67">A5:</text:span><text:span text:style-name="T68"><text:s/>In order to respond to the increasing preferences of the customers towards a healthier lifestyles, Starbucks introduced their healthy food offering options. They also took a step furtherby mentioning the calories and the nutritional values of the beverages and other food offerings in their menu</text:span></text:p>
      <text:p text:style-name="P21"><text:span text:style-name="T69">Q6:</text:span><text:span text:style-name="T70"><text:s/>Mention an innovation by Starbucks with regard to an existing product.</text:span></text:p>
      <text:p text:style-name="P22"><text:span text:style-name="T71">A6:</text:span><text:span text:style-name="T72"><text:s/>Starbucks has introduced several new coffee flavours and styles as it is their main selling product</text:span></text:p>
      <text:p text:style-name="P23"><text:span text:style-name="T73">Q7:</text:span><text:span text:style-name="T74"><text:s/>What are some partnerships that Starbucks has entered, from the point of view of product?</text:span></text:p>
      <text:p text:style-name="P24"><text:span text:style-name="T75">A7:</text:span><text:span text:style-name="T76"><text:s/>---Starbucks has partnered with Apple Inc. for selling music as a part of coffeehouse experience.</text:span></text:p>
      <text:p text:style-name="P24"><text:span text:style-name="T76">---Starbucks and Kraft Foods entered into a partnership to sell Starbucks products in grocery stores owned by latter.</text:span></text:p>
      <text:p text:style-name="P24"><text:span text:style-name="T76">---Starbucks partnered with Pepsi Co. to sell Starbucks products in various Latin American countries.</text:span></text:p>
      <text:p text:style-name="P24"><text:span text:style-name="T77"/></text:p>
      <text:p text:style-name="P25"><text:span text:style-name="T77"/></text:p>
      <text:p text:style-name="P26"><text:span text:style-name="T78">Questions on Price</text:span></text:p>
      <text:p text:style-name="P27"><text:span text:style-name="T78">Q1:</text:span><text:span text:style-name="T79"><text:s/>What is the most expensive coffee that Starbucks in CP sells?</text:span></text:p>
      <text:p text:style-name="P28"><text:span text:style-name="T80">A1:</text:span><text:span text:style-name="T81"><text:s/>Caramel Pranline Latte - 365</text:span></text:p>
      <text:p text:style-name="P29"><text:span text:style-name="T82">Q2:</text:span><text:span text:style-name="T83"><text:s text:c="2"/>What is the least expensive coffee that Starbucks in CP sells?</text:span></text:p>
      <text:p text:style-name="P30"><text:span text:style-name="T84">A2:</text:span><text:span text:style-name="T85"><text:s/>coffee Americano_175</text:span></text:p>
      <text:p text:style-name="P31"><text:span text:style-name="T86">Q3:</text:span><text:span text:style-name="T87"><text:s/>Which of the following pricing strategies does Starbucks follow? Justify your answer.</text:span></text:p>
      <text:list text:style-name="L32">
        <text:list-item>
          <text:p text:style-name="P32"><text:span text:style-name="T87">Economy pricing strategy</text:span></text:p>
        </text:list-item>
        <text:list-item>
          <text:p text:style-name="P33"><text:span text:style-name="T87">Penetration pricing strategy</text:span></text:p>
        </text:list-item>
        <text:list-item>
          <text:p text:style-name="P33"><text:span text:style-name="T87">Skimming pricing strategy</text:span></text:p>
        </text:list-item>
        <text:list-item>
          <text:p text:style-name="P34"><text:span text:style-name="T87">Premium pricing strategy</text:span></text:p>
        </text:list-item>
      </text:list>
      <text:p text:style-name="P35"><text:span text:style-name="T88">A3:</text:span><text:span text:style-name="T89"><text:s/>---Starbucks follows a premium pricing strategy since it has priced it’s products higher than it’s other competition in order to cultivate a sense that they offer a higher product quality</text:span></text:p>
      <text:p text:style-name="P35"><text:span text:style-name="T90"/></text:p>
      <text:p text:style-name="P35"><text:span text:style-name="T90"/></text:p>
      <text:p text:style-name="P35"><text:span text:style-name="T90"/></text:p>
      <text:p text:style-name="P35"><text:span text:style-name="T90"/></text:p>
      <text:p text:style-name="P35"><text:span text:style-name="T90"/></text:p>
      <text:p text:style-name="P35"><text:span text:style-name="T90"/></text:p>
      <text:p text:style-name="P35"><text:span text:style-name="T90"/></text:p>
      <text:p text:style-name="P35"><text:span text:style-name="T90"/></text:p>
      <text:p text:style-name="P35"><text:span text:style-name="T90"/></text:p>
      <text:p text:style-name="P35"><text:span text:style-name="T90"/></text:p>
      <text:p text:style-name="P35"><text:span text:style-name="T90"/></text:p>
      <text:p text:style-name="P35"><text:span text:style-name="T90"/></text:p>
      <text:p text:style-name="P35"><text:span text:style-name="T90"/></text:p>
      <text:p text:style-name="P35"><text:span text:style-name="T90"/></text:p>
      <text:p text:style-name="P36"><text:span text:style-name="T90"/></text:p>
      <text:p text:style-name="P37"><text:span text:style-name="T91">Questions on Place</text:span></text:p>
      <text:p text:style-name="P38"><text:span text:style-name="T91">Q1:</text:span><text:span text:style-name="T92"><text:s/>How many cities in India have at least one Starbucks store?</text:span></text:p>
      <text:p text:style-name="P39"><text:span text:style-name="T93">A1:</text:span><text:span text:style-name="T94"><text:s/>There are 22 cities having at least one Starbucks outlet</text:span></text:p>
      <text:p text:style-name="P40"><text:span text:style-name="T95">Q2:</text:span><text:span text:style-name="T96"><text:s/>What is the total number of Starbucks stores in India?</text:span></text:p>
      <text:p text:style-name="P41"><text:span text:style-name="T97">A2:</text:span><text:span text:style-name="T98"><text:s/>--As of April 2021, Starbucks operates 219 outlets in 24 cities in India.</text:span></text:p>
      <text:p text:style-name="P42"><text:span text:style-name="T99">Q3:</text:span><text:span text:style-name="T100"><text:s/>Which cities in India tend to have a Starbucks store? Why?</text:span></text:p>
      <text:p text:style-name="P43"><text:span text:style-name="T101">A3:</text:span><text:span text:style-name="T102"><text:s/>--Mostly the tourist spots in India tend to have a Starbucks store to attract the foreign customer base as well for better sales</text:span></text:p>
      <text:p text:style-name="P44"><text:span text:style-name="T103">Q4:</text:span><text:span text:style-name="T104"><text:s/>Mention an innovation by Starbucks with regard to its store strategy.</text:span></text:p>
      <text:p text:style-name="P45"><text:span text:style-name="T105">A4:</text:span><text:span text:style-name="T106"><text:s/>--Starbucks has tried to derive the culture of the particular place where their stores are. For ex: The flagship store in Hyderabad is designed with the elements of Hyderabadi pearls</text:span></text:p>
      <text:p text:style-name="P46"><text:span text:style-name="T107">Q5:</text:span><text:span text:style-name="T108"><text:s/>What are some partnerships that Starbucks has entered, from the point of view of the place?</text:span></text:p>
      <text:p text:style-name="P47"><text:span text:style-name="T109">A5:</text:span><text:span text:style-name="T110"><text:s/>--Starbucks signed a deal with PepsiCo to market and distribute products in several Latin American countries.Starbucks also entered into a 50-50 partnership with Tata Coffee in order to launch Starbucks products in India</text:span></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7"><text:span text:style-name="T111"/></text:p>
      <text:p text:style-name="P48"><text:span text:style-name="T111"/></text:p>
      <text:p text:style-name="P49"><text:span text:style-name="T112">Questions on Promotion</text:span></text:p>
      <text:p text:style-name="P50"><text:span text:style-name="T112">Q1:</text:span><text:span text:style-name="T113"><text:s/>What is the primary means of promotion for Starbucks?</text:span></text:p>
      <text:p text:style-name="P51"><text:span text:style-name="T114">A1:</text:span><text:span text:style-name="T115"><text:s/>-Starbucks became popular primarily through word-of-mouth marketing. The company also advertises its products through television, print media, and the Internet. Sales promotions are used in Starbucks Rewards, which is a program involving freebies that customers can avail after purchasing a certain amount of the company’s products. This part of Starbucks Corporation’s marketing mix shows the core significance of word-of-mouth marketing and advertising</text:span></text:p>
      <text:p text:style-name="P52"><text:span text:style-name="T116">Q2:</text:span><text:span text:style-name="T117"><text:s/>How does Starbucks go about executing its primary means of promotion?</text:span></text:p>
      <text:p text:style-name="P53"><text:span text:style-name="T118">A2:</text:span><text:span text:style-name="T119"><text:s/>--In the marketing mix, word-of-mouth usually focuses on providing the best customer experience in order to encourage people to spread positive words about the business. The company uses the Internet and media to promote the Starbucks brand</text:span></text:p>
      <text:p text:style-name="P54"><text:span text:style-name="T120">Q3:</text:span><text:span text:style-name="T121"><text:s/>What is meant by ‘Third Place’ in the context of the marketing strategy of Starbucks?</text:span></text:p>
      <text:p text:style-name="P55"><text:span text:style-name="T122">A3:</text:span><text:span text:style-name="T123"><text:s/>--In the context of marketing strategy of Starbucks, ‘third place’ refers to a space or a place away from office or home. Here you can connect and be the best version of yourselves. Starbucks wants their customers to come for coffee, stay for warmth and return for human connection.</text:span></text:p>
      <text:p text:style-name="P55"><text:span text:style-name="T124">Q4:</text:span><text:span text:style-name="T125"><text:s/>What is meant by ‘Fourth Place” in the context of the marketing strategy of Starbucks?</text:span></text:p>
      <text:p text:style-name="P55"><text:span text:style-name="T126">A4:</text:span><text:span text:style-name="T127"><text:s/>--Starbucks follows a principle of human connections. They enable this principle in their digital communications as well. For Starbucks, ‘fourth place’ is Digital, after home, work and coffee house. They do this by building online communities through storytelling and two way connections through Facebook, Twitter, SMS etc</text:span></text:p>
      <text:p text:style-name="P55"><text:span text:style-name="T128"/></text:p>
      <text:p text:style-name="P55"><text:span text:style-name="T128"/></text:p>
      <text:p text:style-name="P55"><text:span text:style-name="T128"/></text:p>
      <text:p text:style-name="P55"><text:span text:style-name="T128"/></text:p>
      <text:p text:style-name="P55"><text:span text:style-name="T128"/></text:p>
      <text:p text:style-name="P55"><text:span text:style-name="T128"/></text:p>
      <text:p text:style-name="P55"><text:span text:style-name="T128"/></text:p>
      <text:p text:style-name="P55"><text:span text:style-name="T128"/></text:p>
      <text:p text:style-name="P55"><text:span text:style-name="T128"/></text:p>
      <text:p text:style-name="P55"><text:span text:style-name="T128"/></text:p>
      <text:p text:style-name="P55"><text:span text:style-name="T128"/></text:p>
      <text:p text:style-name="P55"><text:span text:style-name="T128"/></text:p>
      <text:p text:style-name="P55"><text:span text:style-name="T128"/></text:p>
      <text:p text:style-name="P55"><text:span text:style-name="T128"/></text:p>
      <text:p text:style-name="P55"><text:span text:style-name="T128"/></text:p>
      <text:p text:style-name="P56"><text:span text:style-name="T129">Questions on People</text:span></text:p>
      <text:p text:style-name="P57"><text:span text:style-name="T129">Q1:<text:s/></text:span><text:span text:style-name="T130">What are the primary target customer segments for Starbucks?</text:span></text:p>
      <text:p text:style-name="P57"><text:span text:style-name="T131">A1:</text:span><text:span text:style-name="T132"><text:s/>The demographic segmentation by Starbucks is between 25 and 40 years of age with high incomes, the second target group is 18 to 24 year of age and belongs to richer families. Mostly Starbucks customers belong to the Generation Y which was born between 1977 and 2000 (Fromm 2014).</text:span></text:p>
      <text:p text:style-name="P58"><text:span text:style-name="T133">Q2:</text:span><text:span text:style-name="T134"><text:s/>What is the connection between the target customer segments for Starbucks and its choice of price and place?</text:span></text:p>
      <text:p text:style-name="P59"><text:span text:style-name="T135">A2:</text:span><text:span text:style-name="T136"><text:s/>-Starbucks provides expensive products of high quality along with a personalised in-store experience by trained employees, for example, the name of the customer is written on the plastic cups. When targeting, Starbucks is situated between mass marketing and segment marketing; they are targeting a broader public; however, there are some criteria that the customers should have, such as higher incomes or a younger age </text:span></text:p>
      <text:p text:style-name="P60"><text:span text:style-name="T137">Q3:</text:span><text:span text:style-name="T138"><text:s/>What are Starbucks employees called?</text:span></text:p>
      <text:p text:style-name="P61"><text:span text:style-name="T139">A3:</text:span><text:span text:style-name="T140"><text:s text:c="2"/>Partners</text:span></text:p>
      <text:p text:style-name="P62"><text:span text:style-name="T141">Q4:</text:span><text:span text:style-name="T142"><text:s/>Mention an innovation by Starbucks with regard to its employee training.</text:span></text:p>
      <text:p text:style-name="P63"><text:span text:style-name="T143">A4:</text:span><text:span text:style-name="T144"><text:s/>--Starbucks is also well-known for its investment in employee training and development. The Barista Basics Training programme aims to provide new barista with the skills and the knowledge needed to work efficiently at the restaurant.</text:span></text:p>
      <text:p text:style-name="P63"><text:span text:style-name="T145"/></text:p>
      <text:p text:style-name="P63"><text:span text:style-name="T145"/></text:p>
      <text:p text:style-name="P63"><text:span text:style-name="T145"/></text:p>
      <text:p text:style-name="P63"><text:span text:style-name="T145"/></text:p>
      <text:p text:style-name="P63"><text:span text:style-name="T145"/></text:p>
      <text:p text:style-name="P63"><text:span text:style-name="T145"/></text:p>
      <text:p text:style-name="P63"><text:span text:style-name="T145"/></text:p>
      <text:p text:style-name="P63"><text:span text:style-name="T145"/></text:p>
      <text:p text:style-name="P63"><text:span text:style-name="T145"/></text:p>
      <text:p text:style-name="P63"><text:span text:style-name="T145"/></text:p>
      <text:p text:style-name="P63"><text:span text:style-name="T145"/></text:p>
      <text:p text:style-name="P63"><text:span text:style-name="T145"/></text:p>
      <text:p text:style-name="P63"><text:span text:style-name="T145"/></text:p>
      <text:p text:style-name="P63"><text:span text:style-name="T145"/></text:p>
      <text:p text:style-name="P63"><text:span text:style-name="T145"/></text:p>
      <text:p text:style-name="P63"><text:span text:style-name="T146">Questions on Physical Evidence</text:span></text:p>
      <text:p text:style-name="P64"><text:span text:style-name="T146">Q1:</text:span><text:span text:style-name="T147"><text:s/>How does the Starbucks store layout contribute to its marketing strategy?</text:span></text:p>
      <text:p text:style-name="P65"><text:span text:style-name="T148">A1:</text:span><text:span text:style-name="T149"><text:s/>Starbucks’ location strategy focuses on urban centers, especially those with large middle and upper class populations.</text:span></text:p>
      <text:p text:style-name="P66"><text:span text:style-name="T150">Q2:</text:span><text:span text:style-name="T151"><text:s/>What is the Starbucks logo? </text:span></text:p>
      <text:p text:style-name="P67"><text:span text:style-name="T152">A2:</text:span><text:span text:style-name="T153"><text:s/>The original Starbucks logo was the image of a “twin-tailed mermaid”, or siren. </text:span></text:p>
      <text:p text:style-name="P68"><text:span text:style-name="T154">Q3:</text:span><text:span text:style-name="T155"><text:s/>Has the Starbucks logo evolved over time?</text:span></text:p>
      <text:p text:style-name="P69"><text:span text:style-name="T156">A3:</text:span><text:span text:style-name="T157"><text:s/>----Yes Starbucks logo which was created in 1971 has evolved during the years</text:span></text:p>
      <text:p text:style-name="P70"><text:span text:style-name="T158">Q4:</text:span><text:span text:style-name="T159"><text:s/>Can the Starbucks app be considered part of physical evidence in the 7 Ps framework? Justify your answer.</text:span></text:p>
      <text:p text:style-name="P71"><text:span text:style-name="T160">A4:</text:span><text:span text:style-name="T161"><text:s/>-Starbucks app acts more as a distribution channel rather than Physical Evidence. This is because the app provides a medium or a channel to the customers who are too busy to sit and have a beverage in Starbucks stores.</text:span></text:p>
      <text:p text:style-name="P71"><text:span text:style-name="T162"/></text:p>
      <text:p text:style-name="P71"><text:span text:style-name="T162"/></text:p>
      <text:p text:style-name="P72"><text:span text:style-name="T162"/></text:p>
      <text:p text:style-name="P73"><text:span text:style-name="T163">Questions on Process</text:span></text:p>
      <text:p text:style-name="P74"><text:span text:style-name="T163">Q1:</text:span><text:span text:style-name="T164"><text:s/>What is the process improvement philosophy that Starbucks adopted a decade ago to improve its productivity? </text:span></text:p>
      <text:p text:style-name="P75"><text:span text:style-name="T165">A1:</text:span><text:span text:style-name="T166"><text:s/>-The strategy adopted by Starbucks is called the Lean strategy or Lean production. The basic idea behind this strategy is to increase customer value while eliminating any part of the process that does not directly result in or provide customer value</text:span></text:p>
      <text:p text:style-name="P76"><text:span text:style-name="T167">Q2:</text:span><text:span text:style-name="T168"><text:s/>What are some of the key metrics that Starbucks uses to measure in-store productivity?</text:span></text:p>
      <text:p text:style-name="P77"><text:span text:style-name="T169">A2:</text:span><text:span text:style-name="T170"><text:s/>-Some of the key metrics are as follows:<text:s/></text:span><text:span text:style-name="T171"/></text:p>
      <text:p text:style-name="P77"><text:span text:style-name="T172">--Quality management. Making sure that the products are of premium quality.</text:span><text:span text:style-name="T173"/></text:p>
      <text:p text:style-name="P77"><text:span text:style-name="T174">Location and strategy. Starbucks focuses on urban centers with large upper middle class population.</text:span><text:span text:style-name="T175"/></text:p>
      <text:p text:style-name="P77"><text:span text:style-name="T176">Average order filling duration</text:span></text:p>
      <text:p text:style-name="P77"><text:span text:style-name="T176"><text:s/>Equipment repair duration<text:s/></text:span><text:span text:style-name="T177"/></text:p>
      <text:p text:style-name="P77"><text:span text:style-name="T178">Weight of coffee beans processed per time.</text:span></text:p>
      <text:p text:style-name="P78"><text:span text:style-name="T17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